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size="14pt" style:font-size-asian="14pt" style:font-size-complex="14pt"/>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P20" style:parent-style-name="Normal"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list-style-name="LFO1" style:family="paragraph"/>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P25" style:parent-style-name="Normal" style:list-style-name="LFO1" style:family="paragraph"/>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P28" style:parent-style-name="Normal" style:list-style-name="LFO1" style:family="paragraph"/>
    <style:style style:name="P29" style:parent-style-name="Normal" style:list-style-name="LFO1" style:family="paragraph"/>
    <style:style style:name="T30" style:parent-style-name="DefaultParagraphFont" style:family="text">
      <style:text-properties fo:font-weight="bold" style:font-weight-asian="bold" style:font-weight-complex="bold"/>
    </style:style>
    <style:style style:name="P31" style:parent-style-name="Normal" style:list-style-name="LFO1" style:family="paragraph"/>
    <style:style style:name="P32" style:parent-style-name="Normal" style:list-style-name="LFO1" style:family="paragraph"/>
    <style:style style:name="T33" style:parent-style-name="DefaultParagraphFont" style:family="text">
      <style:text-properties fo:font-weight="bold" style:font-weight-asian="bold" style:font-weight-complex="bold"/>
    </style:style>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P37" style:parent-style-name="Normal" style:list-style-name="LFO2"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T40" style:parent-style-name="DefaultParagraphFont" style:family="text">
      <style:text-properties fo:font-weight="bold" style:font-weight-asian="bold" style:font-weight-complex="bold"/>
    </style:style>
  </office:automatic-styles>
  <office:body>
    <office:text text:use-soft-page-breaks="true">
      <text:p text:style-name="P1"><text:span text:style-name="T2">Subject:</text:span><text:span text:style-name="T3"><text:s/>Factors Affecting Customer Product Selection</text:span></text:p>
      <text:p text:style-name="Normal">I appreciate the opportunity to discuss the factors that significantly impact customer product selection during vehicle purchases. This understanding is crucial in ensuring that we provide tailored solutions that align with our customers' preferences and needs.</text:p>
      <text:p text:style-name="Normal"><text:span text:style-name="T4">Customer Information and Preferences:</text:span></text:p>
      <text:list text:style-name="LFO1" text:continue-numbering="true">
        <text:list-item>
          <text:p text:style-name="P5"><text:span text:style-name="T6">Credit Rating:</text:span></text:p>
          <text:list text:continue-numbering="true">
            <text:list-item>
              <text:p text:style-name="P7">A customer's credit rating plays a vital role in determining financing options and interest rates. This affects their overall budget and affordability.</text:p>
            </text:list-item>
          </text:list>
        </text:list-item>
        <text:list-item>
          <text:p text:style-name="P8"><text:span text:style-name="T9">Car Model Selected:</text:span></text:p>
          <text:list text:continue-numbering="true">
            <text:list-item>
              <text:p text:style-name="P10">The vehicle model chosen reflects the customer's desired features, performance, and size preferences. This guides our product recommendations.</text:p>
            </text:list-item>
          </text:list>
        </text:list-item>
        <text:list-item>
          <text:p text:style-name="P11"><text:span text:style-name="T12">Customer Region:</text:span></text:p>
          <text:list text:continue-numbering="true">
            <text:list-item>
              <text:p text:style-name="P13">Regional factors such as road conditions and climate influence decisions. For instance, customers in areas with rough roads might consider tire and wheel protection.</text:p>
            </text:list-item>
          </text:list>
        </text:list-item>
        <text:list-item>
          <text:p text:style-name="P14"><text:span text:style-name="T15">Driving Preference:</text:span></text:p>
          <text:list text:continue-numbering="true">
            <text:list-item>
              <text:p text:style-name="P16">Understanding customers' driving styles, whether fast or slow, helps us match them with products that enhance their preferred driving experience.</text:p>
            </text:list-item>
          </text:list>
        </text:list-item>
        <text:list-item>
          <text:p text:style-name="P17"><text:span text:style-name="T18">Expected Use of Car:</text:span></text:p>
          <text:list text:continue-numbering="true">
            <text:list-item>
              <text:p text:style-name="P19">Knowing whether a vehicle will be primarily used for commuting or weekend trips influences the need for features like advanced navigation or towing capabilities.</text:p>
            </text:list-item>
          </text:list>
        </text:list-item>
        <text:list-item>
          <text:p text:style-name="P20"><text:span text:style-name="T21">Expected Monthly Mileage:</text:span></text:p>
          <text:list text:continue-numbering="true">
            <text:list-item>
              <text:p text:style-name="P22">Expected mileage impacts decisions on warranty duration, maintenance plans, and the consideration of extended service contracts.</text:p>
            </text:list-item>
          </text:list>
        </text:list-item>
        <text:list-item>
          <text:p text:style-name="P23"><text:span text:style-name="T24">Budget Constraints:</text:span></text:p>
          <text:list text:continue-numbering="true">
            <text:list-item>
              <text:p text:style-name="P25">Budget considerations guide affordability and financing options, leading to appropriate product recommendations.</text:p>
            </text:list-item>
          </text:list>
        </text:list-item>
        <text:list-item>
          <text:p text:style-name="P26"><text:span text:style-name="T27">Safety Concerns:</text:span></text:p>
          <text:list text:continue-numbering="true">
            <text:list-item>
              <text:p text:style-name="P28">Customers' safety priorities impact preferences for features such as advanced driver assistance systems.</text:p>
            </text:list-item>
          </text:list>
        </text:list-item>
        <text:list-item>
          <text:p text:style-name="P29"><text:span text:style-name="T30">Environmental Values:</text:span></text:p>
          <text:list text:continue-numbering="true">
            <text:list-item>
              <text:p text:style-name="P31">Some customers prioritize eco-friendly options, making hybrid or electric vehicles more appealing to them.</text:p>
            </text:list-item>
          </text:list>
        </text:list-item>
        <text:list-item>
          <text:p text:style-name="P32"><text:span text:style-name="T33">Technology Desires:</text:span></text:p>
          <text:soft-page-break/>
          <text:list text:continue-numbering="true">
            <text:list-item>
              <text:p text:style-name="P34">Interest in tech features affects the attractiveness of technology packages and advanced infotainment systems.</text:p>
            </text:list-item>
          </text:list>
        </text:list-item>
      </text:list>
      <text:p text:style-name="Normal"><text:span text:style-name="T35">Key Points:</text:span></text:p>
      <text:list text:style-name="LFO2" text:continue-numbering="true">
        <text:list-item>
          <text:p text:style-name="P36">Understanding these factors allows us to provide a personalized experience that meets each customer's unique needs.</text:p>
        </text:list-item>
        <text:list-item>
          <text:p text:style-name="P37">Aligning products with customer preferences enhances satisfaction and builds loyalty.</text:p>
        </text:list-item>
      </text:list>
      <text:p text:style-name="Normal"><text:span text:style-name="T38">Demonstration of Understanding:</text:span></text:p>
      <text:list text:style-name="LFO3" text:continue-numbering="true">
        <text:list-item>
          <text:p text:style-name="P39">Let me share an example: By recognizing a customer's interest in both safety and environmental sustainability, we recommended a hybrid model with advanced safety features. The customer was thrilled with the personalized recommendation.</text:p>
        </text:list-item>
      </text:list>
      <text:p text:style-name="Normal"><text:span text:style-name="T40">Conclusion:</text:span><text:s/>In conclusion, our ability to grasp these customer-centric factors significantly influences our product recommendations and ultimately impacts customer satisfac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brahim Puri</meta:initial-creator>
    <dc:creator>Ibrahim Puri</dc:creator>
    <meta:creation-date>2023-08-31T21:15:00Z</meta:creation-date>
    <dc:date>2023-08-31T21:16:00Z</dc:date>
    <meta:template xlink:href="Normal" xlink:type="simple"/>
    <meta:editing-cycles>1</meta:editing-cycles>
    <meta:editing-duration>PT60S</meta:editing-duration>
    <meta:document-statistic meta:page-count="2" meta:paragraph-count="5" meta:word-count="380" meta:character-count="2542" meta:row-count="18" meta:non-whitespace-character-count="2167"/>
  </office:meta>
</office:document-meta>
</file>